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 svg:font-family="Verdana, Arial, 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text-properties style:font-name="Times New Roman" fo:font-size="12pt"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list-style-name="L1">
      <style:text-properties style:font-name="Times New Roman" fo:font-size="12pt"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32459797429068818" text:style-name="L1">
        <text:list-item>
          <text:p text:style-name="P3">Użycie SATa w projekcie</text:p>
          <text:p text:style-name="P3">Do rozwiązywania SATa w projekcie została wykorzystana binioteka javowa Sat4j. Dzięki bibiotece sat4j można rozwiązywać problemy satysfakcji zdań logicznych oraz optymalizacji. Można dzięki niej rozwiązywać problem SAT, MAXSAT, Pseudo-Boolean I Minimally Unsatisfable Subset (MUS). </text:p>
          <text:p text:style-name="P3">Biblioteka ta jest przyjzana dla użytkownika I zaprojektowana elastycznie używając wzorców projektowych takich jak dekorator I strategia. </text:p>
          <text:p text:style-name="P3">Bibiooteka ta jest open source. </text:p>
          <text:p text:style-name="P3">Przyjmuje ona zdanie logoczne w formie CNF – koniunkcyjna postać normalna jest to formuła zapisana w koniunkcji klauzul np. (x1 v x2 v x3) <text:span text:style-name="T2">˄ (x4 v x2)</text:span></text:p>
          <text:p text:style-name="P3"><text:span text:style-name="T2">Każda formuła CNF składa się z ilości zmiennych, które mogą przyjmować tylko wartości prawda lub fałsz (dla powyższego przykładu jest to 4) oraz klauzul na zmiennych np. C1˄C2˄ ...˄Cn <text:s/>(dla powyższego przykładu mamy 2 klauzule) </text:span></text:p>
          <text:p text:style-name="P3"><text:span text:style-name="T2">SAT znajduje rozwiązanie dla podanego zdania tak aby cała formuła była prawdziwa (wszytskie klauzule muszą być prawdziwe) jeśli rozwiązanie nie istnieje to SAT zwraca taką informacje. MAXSAT znajduje jak najwięszką ilość zmiennych tak aby zdanie było prawdziwe. Natomiast MUS znajduje jak najmiejszą ilość zmiennych dla której zdanie jest niespełnione. </text:span></text:p>
          <text:p text:style-name="P3">Bibioteka sat4j przyjmuje jako wejście plik o rozszerzeniu .cnf. Plik ten składa się z 2 części preambuły oraz klauzul. </text:p>
          <text:p text:style-name="P3">Preambuła zawiera informacje na temat przykładu. Każdla linia zaczyna się od litery która ją charakteryzuje. </text:p>
          <text:p text:style-name="P3">- Linia komentarza zaczyna się od litery “c” a po nie nastepuje spacja I komentarz</text:p>
          <text:p text:style-name="P3">- Problem line – jedna linia dla pliku, definiuje ona zawartość pliku. Dla pliku CNF wygląda ona natępująco:</text:p>
          <text:p text:style-name="P3"><text:s/>p cnf ilośćZmiennych ilość Klauzul</text:p>
          <text:p text:style-name="P3">Druga częśc pliku to część klauzul – pojawia się ona bezpośrednio po lini problemu. Zmienne są ponumerowane od 1 do n (gdzie n to ilość zmiennych). Każda klauzula jest reprezentowana jako sekwencja liczb, oddzielonych od siebie spacją, tabem lub znakiem nowej linii. Zmienna prawdziwa jest zapisywana jako I, <text:s/>a zmienna fałszywa jako -i. Każda klauzula jest zakończona wartościa 0. </text:p>
          <text:p text:style-name="P3">Dla powyzszego przykładu plik .cnf ma postać</text:p>
          <text:p text:style-name="P3">p cnf 4 2</text:p>
          <text:p text:style-name="P3">1 2 3 0</text:p>
          <text:p text:style-name="P3">4 2 0</text:p>
          <text:p text:style-name="P3">Jako rozwiązanie SATa będzie tu przedstawiona linia</text:p>
          <text:p text:style-name="P3">1 2 3 4 0</text:p>
          <text:p text:style-name="P3">co oznacza, że aby dana formuła była prawdziwa wszystkie jej zmienne muszą być prawdziwe. <text:s/>Jeśli przed którąś ze zmiennych byłby znak “-” to zmienna ta powinna być fałszywa aby formuła była spełniona. </text:p>
          <text:p text:style-name="P3"/>
          <text:p text:style-name="P3"/>
        </text:list-item>
      </text:list>
      <text:p text:style-name="P2"><text:span text:style-name="T1"><text:tab/></text:span></text:p>
      <text:p text:style-name="P1"><text:span text:style-name="T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 svg:font-family="Verdana, Arial, 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zabela Kiełbasa</meta:initial-creator>
    <meta:creation-date>2017-06-01T17:00:18.34</meta:creation-date>
    <meta:generator>OpenOffice/4.1.3$Win32 OpenOffice.org_project/413m1$Build-9783</meta:generator>
    <dc:date>2017-06-01T17:52:15.50</dc:date>
    <dc:creator>Izabela Kiełbasa</dc:creator>
    <meta:editing-duration>PT51M54S</meta:editing-duration>
    <meta:editing-cycles>6</meta:editing-cycles>
    <meta:document-statistic meta:table-count="0" meta:image-count="0" meta:object-count="0" meta:page-count="1" meta:paragraph-count="21" meta:word-count="366" meta:character-count="2371"/>
  </office:meta>
</office:document-meta>
</file>